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bbc8b" officeooo:paragraph-rsid="000bbc8b"/>
    </style:style>
    <style:style style:name="P2" style:family="paragraph" style:parent-style-name="Standard">
      <style:text-properties style:font-name="Ubuntu" officeooo:rsid="000bbc8b" officeooo:paragraph-rsid="000bbc8b"/>
    </style:style>
    <style:style style:name="P3" style:family="paragraph" style:parent-style-name="Standard" style:list-style-name="L1">
      <style:text-properties style:font-name="Ubuntu" officeooo:rsid="000bbc8b" officeooo:paragraph-rsid="000bbc8b"/>
    </style:style>
    <style:style style:name="P4" style:family="paragraph" style:parent-style-name="Standard" style:list-style-name="L2">
      <style:text-properties officeooo:paragraph-rsid="000bbc8b"/>
    </style:style>
    <style:style style:name="P5" style:family="paragraph" style:parent-style-name="Standard">
      <style:text-properties officeooo:paragraph-rsid="000bbc8b"/>
    </style:style>
    <style:style style:name="P6" style:family="paragraph" style:parent-style-name="Standard" style:list-style-name="L2">
      <style:text-properties officeooo:rsid="000c221e" officeooo:paragraph-rsid="000c221e"/>
    </style:style>
    <style:style style:name="P7" style:family="paragraph" style:parent-style-name="Standard" style:list-style-name="L3">
      <style:text-properties officeooo:rsid="000dab90" officeooo:paragraph-rsid="000dab90"/>
    </style:style>
    <style:style style:name="P8" style:family="paragraph" style:parent-style-name="Standard" style:list-style-name="L4">
      <style:text-properties officeooo:rsid="000dab90" officeooo:paragraph-rsid="000dab90"/>
    </style:style>
    <style:style style:name="P9" style:family="paragraph" style:parent-style-name="Standard">
      <style:text-properties fo:font-weight="bold" officeooo:rsid="000dab90" officeooo:paragraph-rsid="000dab90" style:font-weight-asian="bold" style:font-weight-complex="bold"/>
    </style:style>
    <style:style style:name="P10" style:family="paragraph" style:parent-style-name="Standard">
      <style:text-properties fo:font-weight="bold" officeooo:rsid="000bbc8b" officeooo:paragraph-rsid="000bbc8b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0bbc8b"/>
    </style:style>
    <style:style style:name="T3" style:family="text">
      <style:text-properties style:font-name="Ubuntu" officeooo:rsid="000c221e"/>
    </style:style>
    <style:style style:name="T4" style:family="text">
      <style:text-properties style:font-name="Ubuntu" officeooo:rsid="000dab90"/>
    </style:style>
    <style:style style:name="T5" style:family="text">
      <style:text-properties style:font-name="Ubuntu" officeooo:rsid="00100d31"/>
    </style:style>
    <style:style style:name="T6" style:family="text">
      <style:text-properties style:font-name="Ubuntu" officeooo:rsid="0011ece6"/>
    </style:style>
    <style:style style:name="T7" style:family="text">
      <style:text-properties style:font-name="Ubuntu" officeooo:rsid="001338f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e5529"/>
    </style:style>
    <style:style style:name="T10" style:family="text">
      <style:text-properties officeooo:rsid="0011ece6"/>
    </style:style>
    <style:style style:name="T11" style:family="text">
      <style:text-properties officeooo:rsid="001338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Departamentos</text:span>(Planta, seccion)</text:p>
      <text:list xml:id="list6572960070511004279" text:style-name="L1">
        <text:list-item>
          <text:p text:style-name="P3">tiene jefe de departamento(dni, nombre,<text:span text:style-name="T9">departamento</text:span>)<text:span text:style-name="T10">[solo 1]</text:span></text:p>
          <text:list>
            <text:list-item>
              <text:p text:style-name="P3">supervisa medicos <text:span text:style-name="T10">[varios]</text:span></text:p>
            </text:list-item>
          </text:list>
        </text:list-item>
      </text:list>
      <text:p text:style-name="P2"/>
      <text:p text:style-name="P2"><text:span text:style-name="T8">medicos</text:span>(dni, departamento, supervisor)<text:span text:style-name="T11">[uno]</text:span></text:p>
      <text:list xml:id="list8639342775194879915" text:style-name="L2">
        <text:list-item>
          <text:p text:style-name="P4"><text:span text:style-name="T3">atienden</text:span><text:span text:style-name="T2"> pacientes: (</text:span><text:span text:style-name="T6">nº</text:span><text:span text:style-name="T2">SS, </text:span><text:span text:style-name="T5">nombre</text:span><text:span text:style-name="T2">)</text:span><text:span text:style-name="T7">[varios]</text:span></text:p>
          <text:list>
            <text:list-item>
              <text:p text:style-name="P6"><text:span text:style-name="T2">m</text:span><text:span text:style-name="T1">ediante citas </text:span></text:p>
            </text:list-item>
          </text:list>
        </text:list-item>
        <text:list-item>
          <text:p text:style-name="P1"><text:span text:style-name="T1">emiten diagnosticos</text:span><text:span text:style-name="T4">(fecha de emisión, medico)</text:span><text:span text:style-name="T7">[varios]</text:span></text:p>
          <text:list>
            <text:list-item>
              <text:p text:style-name="P1"><text:span text:style-name="T1">tienen tratamientos</text:span><text:span text:style-name="T7">[varios]</text:span></text:p>
            </text:list-item>
          </text:list>
        </text:list-item>
      </text:list>
      <text:p text:style-name="P5"><text:span text:style-name="T2"/></text:p>
      <text:p text:style-name="P9"><text:span text:style-name="T2">c</text:span><text:span text:style-name="T1">itas</text:span></text:p>
      <text:list xml:id="list4961912194618444830" text:style-name="L4">
        <text:list-item>
          <text:p text:style-name="P8"><text:span text:style-name="T1">Recepcion </text:span><text:span text:style-name="T2">(codigo cita, fecha,</text:span><text:span text:style-name="T6">nºSS paciente</text:span><text:span text:style-name="T1">)</text:span></text:p>
        </text:list-item>
        <text:list-item>
          <text:p text:style-name="P8"><text:span text:style-name="T1">sala espera</text:span></text:p>
        </text:list-item>
      </text:list>
      <text:p text:style-name="P5"><text:span text:style-name="T2"/></text:p>
      <text:p text:style-name="P10"><text:span text:style-name="T1">tratamientos</text:span></text:p>
      <text:list xml:id="list6179220942245959358" text:style-name="L3">
        <text:list-item>
          <text:p text:style-name="P7"><text:span text:style-name="T1">medicamento(codigo, nombre, composicion, dosis.</text:span></text:p>
        </text:list-item>
        <text:list-item>
          <text:p text:style-name="P7"><text:span text:style-name="T1">reabilitacion(nº sesion, fecha inicio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9T17:47:40.478564880</meta:creation-date>
    <dc:date>2024-10-29T18:40:08.491542163</dc:date>
    <meta:editing-duration>PT29M34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14" meta:word-count="54" meta:character-count="464" meta:non-whitespace-character-count="432"/>
  </office:meta>
</office:document-meta>
</file>